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493ba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493ba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493ba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493ba"/>
    </style:style>
    <style:style style:name="P5" style:family="paragraph" style:parent-style-name="Footnote">
      <style:text-properties officeooo:rsid="03de66a8" officeooo:paragraph-rsid="03de66a8"/>
    </style:style>
    <style:style style:name="P6" style:family="paragraph" style:parent-style-name="Footnote">
      <style:text-properties officeooo:rsid="03e42d57" officeooo:paragraph-rsid="03e42d57"/>
    </style:style>
    <style:style style:name="P7" style:family="paragraph" style:parent-style-name="Heading_20_3">
      <style:paragraph-properties fo:text-align="center" style:justify-single-word="false"/>
      <style:text-properties style:font-name="Sanskrit 2003" fo:font-size="13pt" officeooo:paragraph-rsid="001493ba" style:font-size-asian="13pt" style:font-name-complex="Sanskrit 2003" style:font-size-complex="13pt"/>
    </style:style>
    <style:style style:name="T1" style:family="text">
      <style:text-properties style:font-name="Sanskrit 2003" fo:font-size="13pt" fo:font-weight="bold" style:font-size-asian="13pt" style:font-weight-asian="bold" style:font-name-complex="Sanskrit 2003" style:font-size-complex="13pt" style:font-weight-complex="bold"/>
    </style:style>
    <style:style style:name="T2" style:family="text">
      <style:text-properties style:font-name="Sanskrit 2003" fo:font-size="13pt" fo:font-weight="bold" officeooo:rsid="03d75cb2" style:font-size-asian="13pt" style:font-weight-asian="bold" style:font-name-complex="Sanskrit 2003" style:font-size-complex="13pt" style:font-weight-complex="bold"/>
    </style:style>
    <style:style style:name="T3" style:family="text">
      <style:text-properties style:font-name="Sanskrit 2003" fo:font-size="13pt" fo:font-weight="bold" officeooo:rsid="03d64ae3" style:font-size-asian="13pt" style:font-weight-asian="bold" style:font-name-complex="Sanskrit 2003" style:font-size-complex="13pt" style:font-weight-complex="bold"/>
    </style:style>
    <style:style style:name="T4" style:family="text">
      <style:text-properties style:font-name="Sanskrit 2003" fo:font-size="13pt" style:font-size-asian="13pt" style:font-name-complex="Sanskrit 2003" style:font-size-complex="13pt"/>
    </style:style>
    <style:style style:name="T5" style:family="text">
      <style:text-properties style:font-name="Sanskrit 2003" fo:font-size="13pt" officeooo:rsid="03d7fb4a" style:font-size-asian="13pt" style:font-name-complex="Sanskrit 2003" style:font-size-complex="13pt"/>
    </style:style>
    <style:style style:name="T6" style:family="text">
      <style:text-properties style:font-name="Sanskrit 2003" fo:font-size="13pt" officeooo:rsid="03d64ae3" style:font-size-asian="13pt" style:font-name-complex="Sanskrit 2003" style:font-size-complex="13pt"/>
    </style:style>
    <style:style style:name="T7" style:family="text">
      <style:text-properties style:font-name="Sanskrit 2003" fo:font-size="13pt" officeooo:rsid="03d8a2d3" style:font-size-asian="13pt" style:font-name-complex="Sanskrit 2003" style:font-size-complex="13pt"/>
    </style:style>
    <style:style style:name="T8" style:family="text">
      <style:text-properties style:font-name="Sanskrit 2003" fo:font-size="13pt" officeooo:rsid="03dbbe84" style:font-size-asian="13pt" style:font-name-complex="Sanskrit 2003" style:font-size-complex="13pt"/>
    </style:style>
    <style:style style:name="T9" style:family="text">
      <style:text-properties style:font-name="Sanskrit 2003" fo:font-size="13pt" officeooo:rsid="03dbf928" style:font-size-asian="13pt" style:font-name-complex="Sanskrit 2003" style:font-size-complex="13pt"/>
    </style:style>
    <style:style style:name="T10" style:family="text">
      <style:text-properties style:font-name="Sanskrit 2003" fo:font-size="13pt" officeooo:rsid="03dd3577" style:font-size-asian="13pt" style:font-name-complex="Sanskrit 2003" style:font-size-complex="13pt"/>
    </style:style>
    <style:style style:name="T11" style:family="text">
      <style:text-properties officeooo:rsid="03dbf928"/>
    </style:style>
    <style:style style:name="T12" style:family="text">
      <style:text-properties officeooo:rsid="03dd3577"/>
    </style:style>
    <style:style style:name="T13" style:family="text">
      <style:text-properties officeooo:rsid="03d64ae3"/>
    </style:style>
    <style:style style:name="T14" style:family="text">
      <style:text-properties officeooo:rsid="03ddad9a"/>
    </style:style>
    <style:style style:name="T15" style:family="text">
      <style:text-properties officeooo:rsid="03de66a8"/>
    </style:style>
    <style:style style:name="T16" style:family="text">
      <style:text-properties officeooo:rsid="03df66ca"/>
    </style:style>
    <style:style style:name="T17" style:family="text">
      <style:text-properties officeooo:rsid="03e42d57"/>
    </style:style>
    <style:style style:name="T18" style:family="text">
      <style:text-properties fo:color="#000000"/>
    </style:style>
    <style:style style:name="T19" style:family="text">
      <style:text-properties fo:color="#000000" officeooo:rsid="03d64ae3"/>
    </style:style>
    <style:style style:name="T20" style:family="text">
      <style:text-properties fo:color="#000000" officeooo:rsid="03e42d57"/>
    </style:style>
    <style:style style:name="T21" style:family="text">
      <style:text-properties officeooo:rsid="03e56987"/>
    </style:style>
    <style:style style:name="T22" style:family="text">
      <style:text-properties officeooo:rsid="03e5d0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Chapter २९ </text:h>
      <text:p text:style-name="P2">अथ ऊनत्रिंशोऽध्यायः । </text:p>
      <text:p text:style-name="P4"><text:span text:style-name="T1">सर्वतोभद्रमण्डल</text:span><text:span text:style-name="T2">लक्षण</text:span><text:span text:style-name="T1">कथन</text:span><text:span text:style-name="T3">म्</text:span><text:span text:style-name="T4"><text:line-break/>नारद उवाच -<text:line-break/>साधकः साधयेन्मन्त्रं देवतायतनादिके । <text:line-break/>शुद्धभूमौ गृहे प्रा</text:span><text:span text:style-name="T5">र्च्य</text:span><text:span text:style-name="T4"> मण्डले हरिमीश्वर</text:span><text:span text:style-name="T5">म्</text:span><text:span text:style-name="T4"> ॥१</text:span><text:span text:style-name="T6">॥</text:span><text:span text:style-name="T4"> <text:line-break/>चतुरस्त्रीकृते क्षेत्रे मण्डलादीनि वै लिखेत् । <text:s/><text:line-break/>रस</text:span><text:span text:style-name="T5">बा</text:span><text:span text:style-name="T4">णाक्षिकोष्ठेषु स</text:span><text:span text:style-name="T5">र्व</text:span><text:span text:style-name="T4">तोभद्रमालिखेत् ॥२</text:span><text:span text:style-name="T6">॥</text:span><text:span text:style-name="T4"> <text:line-break/>षट्त्रिंशत्कोष्ठकैः पद्मं पीठ</text:span><text:span text:style-name="T5">े</text:span><text:span text:style-name="T4"> पङ्क्त्या </text:span><text:span text:style-name="T5">ब</text:span><text:span text:style-name="T4">हिर्भवेत् । <text:line-break/>द्वाभ्यान्तु वीथिका तस्माद्द्वाभ्यां द्वाराणि दिक्षु च ॥३</text:span><text:span text:style-name="T6">॥</text:span><text:span text:style-name="T4"> <text:line-break/>व</text:span><text:span text:style-name="T5">र्तु</text:span><text:span text:style-name="T4">लं भ्रामयित्वा तु पद्मक्षेत्रं पुरोदितम् । <text:s/><text:line-break/>पद्मा</text:span><text:span text:style-name="T5">र्धे</text:span><text:span text:style-name="T4"> भ्रामयित्वा तु भागं द्वादशमं </text:span><text:span text:style-name="T5">ब</text:span><text:span text:style-name="T4">हिः ॥४</text:span><text:span text:style-name="T6">॥</text:span><text:span text:style-name="T4"> <text:line-break/>विभज्य भ्रामयेच्छेषं चतुःक्षेत्रन्तु व</text:span><text:span text:style-name="T7">र्तु</text:span><text:span text:style-name="T4">ल</text:span><text:span text:style-name="T7">म्</text:span><text:span text:style-name="T4"> । <text:line-break/>प्रथमं कर्णिकाक्षेत्रं के</text:span><text:span text:style-name="T7">स</text:span><text:span text:style-name="T4">राणां द्वितीयकम् ॥५</text:span><text:span text:style-name="T6">॥</text:span><text:span text:style-name="T4"> <text:line-break/>तृतीयं दलसन्धीनां दलाग्राणां चतुर्थकम् । <text:s/><text:line-break/>प्रसार्य कोणसूत्राणि कोणदिङ्मध्यमन्ततः ॥६</text:span><text:span text:style-name="T6">॥</text:span><text:span text:style-name="T4"> <text:line-break/>निधाय के</text:span><text:span text:style-name="T8">स</text:span><text:span text:style-name="T4">राग्रे तु दलसन्धींस्तु लाञ्छयेत् । <text:s/><text:line-break/>पातयित्वा</text:span><text:span text:style-name="T8">ऽ</text:span><text:span text:style-name="T4">थ सूत्राणि तत्र पत्राष्टकं लिखेत् ॥७</text:span><text:span text:style-name="T6">॥</text:span><text:span text:style-name="T4"> <text:line-break/>दलसन्ध्यन्तरालन्तु मानं मध्ये निधाय तु । <text:line-break/>दलाग्रं भ्रामयेत्तेन तदग्रं तदनन्तरं ॥८</text:span><text:span text:style-name="T6">॥</text:span><text:span text:style-name="T4"><text:line-break/>तदन्तरालं तत्पार्श्वे कृत्वा </text:span><text:span text:style-name="T8">बा</text:span><text:span text:style-name="T4">ह्यक्रमेण च । <text:s/><text:line-break/>के</text:span><text:span text:style-name="T8">सरौ</text:span><text:span text:style-name="T4"> तु लिखेद्द्वौ द्वौ दलमध्ये ततः पुनः ॥९</text:span><text:span text:style-name="T6">॥</text:span><text:span text:style-name="T4"> <text:line-break/>पद्मलक्ष्मैतत्सामान्यं द्विष</text:span><text:span text:style-name="T9">ड्द</text:span><text:span text:style-name="T4">लमुच्यते ।<text:line-break/></text:span><text:soft-page-break/><text:span text:style-name="T4">कर्णिका</text:span><text:span text:style-name="T9">र्धे</text:span><text:span text:style-name="T4">न मानेन प्राक्संस्थं भ्रामयेत्क्रमात् ॥१०</text:span><text:span text:style-name="T6">॥</text:span><text:span text:style-name="T4"> <text:line-break/>तत्पार्श्वे भ्रमयोगे</text:span><text:span text:style-name="T9">ण </text:span><text:span text:style-name="T4">कुण्डल्यः षड्भवन्ति हि ।<text:line-break/>एवं द्वादश मत्स्याः स्युर्द्विषट्कदलकञ्च तैः ॥११</text:span><text:span text:style-name="T6">॥</text:span><text:span text:style-name="T4"> <text:line-break/>पञ्चपत्रा</text:span><text:span text:style-name="T9">दि</text:span><text:span text:style-name="T4">सि</text:span><text:span text:style-name="T9">ध्य</text:span><text:span text:style-name="T4">र्थं मत्स्य</text:span><text:span text:style-name="T9">ैः</text:span><text:span text:style-name="T4"> कृत्वैवमब्जकम् ।<text:line-break/>व्योमरेखा</text:span><text:span text:style-name="T9">ब</text:span><text:span text:style-name="T4">हिःपीठ</text:span><text:span text:style-name="T9">ं त</text:span><text:span text:style-name="T4">त्र कोष्</text:span><text:span text:style-name="T9">ठा</text:span><text:span text:style-name="T4">नि मार्जयेत् ॥१२</text:span><text:span text:style-name="T6">॥</text:span><text:span text:style-name="T4"> <text:line-break/>त्रीणि कोणेषु पादार्थं द्विद्विकान्यपराणि तु ।<text:line-break/>चतुर्दिक्षु विलिप्तानि गात्रकाणि भवन्त्युत</text:span><text:span text:style-name="T4"><text:note text:id="ftn288" text:note-class="footnote"><text:note-citation>1</text:note-citation><text:note-body><text:p text:style-name="Footnote"><text:s/><text:span text:style-name="T11">भवन्त्यतः</text:span></text:p></text:note-body></text:note></text:span><text:span text:style-name="T4"> ॥१३</text:span><text:span text:style-name="T6">॥</text:span><text:span text:style-name="T4"> <text:line-break/>ततः पङ्क्तिद्वयं दिक्षु वीथ्यर्थ</text:span><text:span text:style-name="T10">ं तु</text:span><text:span text:style-name="T4"> विलोपयेत् <text:s/>। <text:line-break/>द्वाराण्याशासु कुर्वीत चत्वारि चतसृष्वपि ॥१४</text:span><text:span text:style-name="T6">॥</text:span><text:span text:style-name="T4"> <text:line-break/>द्वाराणां पार्श्वतः शोभा अष्टौ कुर्याद्विचक्षणः । </text:span></text:p>
      <text:p text:style-name="P3">तत्पार्श्व उपशोभास्तु तावत्यः परिकी<text:span text:style-name="T12">र्ति</text:span>ताः ॥१५<text:span text:style-name="T13">॥</text:span> <text:line-break/>समीप उपशोभानां कोणास्तु परिकी<text:span text:style-name="T12">र्ति</text:span>ताः ।<text:line-break/>चतुर्दिक्षु ततो द्वे द्वे चिन्तयेन्मध्यकोष्ठकैः ॥१६<text:span text:style-name="T13">॥</text:span> <text:line-break/>चत्वारि <text:span text:style-name="T12">बा</text:span>ह्यतो मृज्यादेकैकं पार्श्वयोरपि ।<text:line-break/>शोभार्थं पार्श्वयोस्त्रीणि त्रीणि लुम्पेद्दलस्य तु ॥१७<text:span text:style-name="T13">॥</text:span> <text:line-break/>तद्वद्विपर्यये कुर्यादुपशोभां ततः परम् ।<text:line-break/>कोणस्यान्त<text:span text:style-name="T12">र्ब</text:span>हिस्त्रीणि चिन्तये<text:span text:style-name="T12">न्नि</text:span>र्विभेदतः ॥१८<text:span text:style-name="T13">॥</text:span> <text:line-break/>एवं षोडशकोष्ठं स्यादेवमन्यत्तु मण्डलम् । <text:line-break/>द्विषट्कभागे षट्त्रिंशत्पदं पद्म<text:span text:style-name="T12">ं तु</text:span> वीथिका ॥१९<text:span text:style-name="T13">॥</text:span> <text:line-break/>एका पङ्क्तिः प्राभ्यां तु द्वारशोभादि पूर्ववत् । <text:s/><text:line-break/>द्वादशाङ्गुलिभिः पद्ममेकहस्ते तु मण्डले ॥२०<text:span text:style-name="T13">॥</text:span> <text:line-break/>द्विहस्ते हस्तमात्रं स्याद्वृद्ध्या<text:note text:id="ftn289" text:note-class="footnote"><text:note-citation>2</text:note-citation><text:note-body><text:p text:style-name="Footnote"><text:s/><text:span text:style-name="T12">स्याद्बुद्ध्याधारे</text:span></text:p></text:note-body></text:note> द्वारेण <text:span text:style-name="T12">चाऽऽ</text:span>चरेत् । <text:s/><text:line-break/><text:soft-page-break/>अपीठ<text:span text:style-name="T12">ं च</text:span>तुरस्रं स्याद्<text:span text:style-name="T14">द्वि</text:span>करञ्चक्रपङ्कजम् ॥२१<text:span text:style-name="T13">॥</text:span> <text:line-break/>पद्मा<text:span text:style-name="T12">र्धं</text:span> नवभिः प्रोक्तं नाभिस्तु तिसृभिः स्मृता । <text:s/><text:line-break/>अष्टाभिर्द्वारकान् कुर्यान्नेमि<text:span text:style-name="T14">ं तु</text:span> चतुरङ्गुलैः ॥२२<text:span text:style-name="T13">॥</text:span> <text:line-break/>त्रिधा <text:s/>विभज्य च क्षेत्रमन्तर्द्वाभ्यामथाङ्कयेत् । <text:s/><text:line-break/>पञ्चान्तस्वरसि<text:span text:style-name="T14">द्ध्य</text:span>र्थं <text:s/>तेष्वस्फाल्य लिखेदरान् ॥२३<text:span text:style-name="T13">॥</text:span> <text:line-break/>इन्दीवरदलाकारानथ वा मातुलाङ्गवत् । <text:line-break/>पद्मपत्रायतान्वा<text:span text:style-name="T14">ऽ</text:span>पि लिखेदिच्छानुरूपतः ॥२४<text:span text:style-name="T13">॥</text:span> <text:line-break/>भ्रामयित्वा <text:span text:style-name="T14">ब</text:span>हि<text:span text:style-name="T14">र्ने</text:span>मावरसन्ध्यन्तरे स्थितः । <text:s/><text:line-break/>भ्रामयेदरमूल<text:span text:style-name="T14">ं तु</text:span> सन्धिमध्ये व्यवस्थितः ॥२५<text:span text:style-name="T13">॥</text:span> </text:p>
      <text:p text:style-name="P3">अरमध्ये स्थितो मध<text:span text:style-name="T14">्य</text:span>म<text:span text:style-name="T14">राणां</text:span> भ्रामयेत्समम् । <text:line-break/>एवं सि<text:span text:style-name="T14">ध्य</text:span>न्त<text:span text:style-name="T14">्य</text:span>राः सम्य<text:span text:style-name="T14">ङ्</text:span>मातुल<text:span text:style-name="T14">ि</text:span>ङ्गनिभाः समाः ॥२६<text:span text:style-name="T13">॥</text:span> <text:line-break/>विभज्य सप्तधा क्षेत्रं चतु<text:span text:style-name="T14">र्द</text:span>शकरं समम् । <text:line-break/><text:span text:style-name="T14">त्रिधा</text:span> कृते शतं ह्यत्र ष<text:span text:style-name="T14">ण्ण</text:span>वत्यधिकानि तु ॥२७<text:span text:style-name="T13">॥</text:span> <text:line-break/>कोष्<text:span text:style-name="T14">ठ</text:span>कानि चतुर्भिस्तै<text:span text:style-name="T14">र्म</text:span>ध्ये भद्रं समालिखेत् । <text:s/><text:line-break/>परितो विसृजेद्वीथ्यै तथा दिक्षु समालिखेत् ॥२८<text:span text:style-name="T13">॥</text:span> <text:line-break/>कमलानि पुनर्वीथ्यै परितः परिमृज्य तु । <text:s/><text:line-break/>द्वे द्वे मध्यमकोष्ठे तु ग्रीवार्थं दिक्षु लोपयेत् ॥२९<text:span text:style-name="T13">॥</text:span> <text:line-break/>चत्वारि <text:span text:style-name="T15">बा</text:span>ह्यतः पश्चा<text:span text:style-name="T15">त्री</text:span>णि त्रीणि तु लोपयेत् । <text:line-break/>ग्रीवापार्श्वे <text:span text:style-name="T15">ब</text:span>हिस्त्वेक<text:span text:style-name="T15">ः</text:span> शोभा सा परिकी<text:span text:style-name="T15">र्ति</text:span>ता ॥३०<text:span text:style-name="T13">॥</text:span> <text:line-break/>वि<text:span text:style-name="T15">सृ</text:span>ज्य <text:span text:style-name="T15">बा</text:span>ह्यकोणेषु सप्तान्तस्त्रीणि मार्जयेत् । <text:line-break/>मण्डलं नव<text:span text:style-name="T15">नालं</text:span> स्यान्नवव्यूहं<text:note text:id="ftn290" text:note-class="footnote"><text:note-citation>3</text:note-citation><text:note-body><text:p text:style-name="P5">स्यान्नवभागं</text:p></text:note-body></text:note> हरिं यजेत् ॥३१<text:span text:style-name="T13">॥</text:span> <text:line-break/>पञ्चविंशतिकव्यूहं मण्डलं विश्वरूपग<text:span text:style-name="T16">म्</text:span> । <text:line-break/><text:soft-page-break/>द्वात्रिंशद्धस्तकं क्षेत्रं भक्तं द्वात्रिंशता सम<text:span text:style-name="T16">म्</text:span> ॥३२<text:span text:style-name="T13">॥</text:span> <text:line-break/>एवं कृते चतुर्विंशत्यधिकन्तु सहस्रक<text:span text:style-name="T16">म्</text:span> । <text:line-break/>कोष्ठकानां समुद्दिष्टं मध्ये षोडशकोष्ठकैः ॥३३<text:span text:style-name="T13">॥</text:span> <text:line-break/>भद्रकं परिलिख्याथ पार्श्वे पङ्क्तिं विमृज्य तु । <text:s/><text:line-break/>ततः षोडशभिः कोष्टै<text:span text:style-name="T16">र्दि</text:span>क्षु भद्राष्टकं लिखेत् <text:s/>॥३४<text:span text:style-name="T13">॥</text:span> <text:line-break/>ततो<text:span text:style-name="T16">ऽ</text:span>पि पङ्क्तिं स<text:span text:style-name="T16">ंमृ</text:span>ज्य तद्वत्षोडशभद्रक<text:span text:style-name="T16">म्</text:span> । <text:line-break/>लिखित्वा परितः पङ्क्तिं विमृज्याथ प्रकल्पयेत् ॥३५<text:span text:style-name="T13">॥</text:span> <text:line-break/>द्वारद्वादशकं दिक्षु त्रीणि त्रीणि यथाक्रम<text:span text:style-name="T16">म्</text:span> । <text:line-break/>ष<text:span text:style-name="T16">ड्बहिः</text:span> परिलुप्यान्तर्मध्ये चत्वारि पार्श्वयोः ॥३६<text:span text:style-name="T13">॥</text:span> <text:line-break/>चत्वार्यन्तर्वहिर्द्वे तु शोभार्थं परिमृज्य तु । <text:line-break/>उपद्वारसि<text:span text:style-name="T16">द्ध्य</text:span>र्थं त्रीण्यन्तः पञ्च <text:span text:style-name="T16">बा</text:span>ह्यतः ॥३७<text:span text:style-name="T13">॥</text:span> </text:p>
      <text:p text:style-name="P3">परिमृज्य तथा शोभां पूर्ववत्परिकल्पयेत् । <text:s/><text:line-break/><text:span text:style-name="T16">ब</text:span>हिः कोणेषु सप्तान्तस्त्रीणि कोष्ठानि मार्जयेत् ॥३८<text:span text:style-name="T13">॥</text:span> <text:line-break/>पञ्चविंशतिकव्यूहे परं ब्रह्म यजेत्कजे<text:note text:id="ftn291" text:note-class="footnote"><text:note-citation>4</text:note-citation><text:note-body><text:p text:style-name="Footnote"><text:s/><text:span text:style-name="T16">यजेत्कुले</text:span></text:p></text:note-body></text:note> <text:s/>। <text:line-break/>मध्ये पूर्वादितः पद्मे वासुदेवादयः क्रमात् ॥३९<text:span text:style-name="T13">॥</text:span> <text:line-break/>वराहं पूजयित्वा च पूर्वपद्मे ततः क्रमात् । <text:line-break/>व्यूहान्सम्पूजयेत्तावत्षड्विंशमो भवेत् ॥४०<text:span text:style-name="T13">॥</text:span> <text:line-break/>यथोक्तं व्यूहमखिलमेकस्मिन्पङ्कजे<text:note text:id="ftn292" text:note-class="footnote"><text:note-citation>5</text:note-citation><text:note-body><text:p text:style-name="P6">स्मिन्मण्डले</text:p></text:note-body></text:note> क्रमात् । <text:line-break/>यष्टव्यमिति <text:note text:id="ftn293" text:note-class="footnote"><text:note-citation>6</text:note-citation><text:note-body><text:p text:style-name="P6">मन्त्रेण</text:p></text:note-body></text:note>यत्नेन <text:s/>प्रचेता मन्यतेऽध्वर<text:span text:style-name="T17">म्</text:span> ॥४१<text:span text:style-name="T13">॥</text:span> <text:line-break/>स<text:span text:style-name="T17">त्यस्तु</text:span> मू<text:span text:style-name="T17">र्ति</text:span>भेदेन विभक्तं मन्यतेऽच्युत<text:span text:style-name="T17">म्</text:span> । <text:line-break/>चत्वारिंशत्करं क्षेत्रं ह्युत्तरं <text:s/>विभजेत्क्रमात् ॥४२<text:span text:style-name="T13">॥</text:span> <text:line-break/><text:soft-page-break/>एकैकं सप्तधा भूयस्तथै<text:span text:style-name="T17">कै</text:span>कं द्विधा पुनः । <text:line-break/>चतुःषष्ट्युत्तरं सप्त शतान्येकं सहस्रक<text:span text:style-name="T17">म्</text:span> ॥४३<text:span text:style-name="T13">॥</text:span> <text:line-break/>कोष्ठकानां <text:span text:style-name="T17">समुद्दिष्टं</text:span> मध्ये षोडशकोष्ठकैः । <text:s/><text:line-break/><text:span text:style-name="T18">पार्श्वे वीथीं ततश्चाष्टभद्राण्यथ च वीथिका ॥४४</text:span><text:span text:style-name="T19">॥</text:span><text:span text:style-name="T18"> <text:line-break/>षोडशाब्जान्यथो वीथी चतुर्विंशतिपङ्कज</text:span><text:span text:style-name="T20">म्</text:span><text:span text:style-name="T18"> । </text:span><text:line-break/>वीथीपद्मानि द्वात्रिंशत्पङ्क्तिवीथ<text:span text:style-name="T21">ी</text:span>कजान्यथ ॥४५<text:span text:style-name="T13">॥</text:span> <text:line-break/>चत्वारिंशत्ततो वीथी शेषपङ्क्तित्रयेण च । <text:line-break/>द्वारशोभोपशोभाः स्यु<text:span text:style-name="T21">र्दिक्षु</text:span> मध्ये विलोप्य च ॥४६<text:span text:style-name="T13">॥</text:span> <text:line-break/>द्विचतु<text:span text:style-name="T21">ष्</text:span>ष<text:span text:style-name="T22">ड्‌द्वा</text:span>रसिद्ध्यै चतु<text:span text:style-name="T22">र्दि</text:span>क्षु विलोपयेत् । <text:line-break/>पञ्च त्रीण्येककं <text:span text:style-name="T22">बा</text:span>ह्ये शोभोपद्वारसिद्धये ॥४७<text:span text:style-name="T13">॥</text:span> </text:p>
      <text:p text:style-name="P1">द्वाराणां पार्श्वयोरन्तः ष<text:span text:style-name="T22">ट्‌</text:span>चत्वारि मध्यतः । <text:s/><text:line-break/>द्वे द्वे लुम्पेदेवमेव षड्<text:span text:style-name="T22">‌</text:span>भवन्त्युपशोभिकाः ॥४८<text:span text:style-name="T13">॥</text:span> <text:line-break/>एकस्यां दिशि सङ्ख्याः स्युः चतस्रः परिसङ्ख्यया <text:s/><text:span text:style-name="T13">।</text:span><text:line-break/>एकैकस्यां दिशि त्रीणि द्वाराण्यपि भवन्त्यत<text:span text:style-name="T22">ः</text:span> ॥४९॥ <text:line-break/>पञ्च पञ्च तु कोणेषु पङ्क्तौ पङ्क्तौ क्रमात्<text:span text:style-name="T22">सृ</text:span>जेत् । <text:line-break/>कोष्<text:span text:style-name="T22">ठ</text:span>कानि भवेदेवं मर्त्येष्ट्यं मण्डलं शुभ<text:span text:style-name="T22">म्</text:span> ॥ ५०॥ </text:p>
      <text:p text:style-name="P1">इत्यादिमहापुराणे आग्नेये मण्डलादिलक्षणं नाम ऊनत्रिं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2:22:30.577392664</meta:creation-date>
    <dc:date>2017-04-11T12:24:11.891987306</dc:date>
    <meta:editing-duration>PT1M41S</meta:editing-duration>
    <meta:editing-cycles>1</meta:editing-cycles>
    <meta:document-statistic meta:table-count="0" meta:image-count="0" meta:object-count="0" meta:page-count="5" meta:paragraph-count="14" meta:word-count="561" meta:character-count="2664" meta:non-whitespace-character-count="1997"/>
    <meta:generator>LibreOffice/5.1.6.2$Linux_X86_64 LibreOffice_project/10m0$Build-2</meta:generator>
  </office:meta>
</office:document-meta>
</file>